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9.26mm" svg:y="118.14mm">
            <draw:object draw:notify-on-update-of-ranges="Hoja1.A1:Hoja1.A1 Hoja1.A2:Hoja1.A6 Hoja1.B1:Hoja1.B1 Hoja1.B2:Hoja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22.38mm" svg:y="109.91mm">
            <draw:object draw:notify-on-update-of-ranges="Hoja1.F1:Hoja1.F1 Hoja1.F2:Hoja1.F6 Hoja1.G1:Hoja1.G1 Hoja1.G2:Hoja1.G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Tiempo</text:p>
          </table:table-cell>
          <table:table-cell table:number-columns-repeated="3"/>
          <table:table-cell office:value-type="string" calcext:value-type="string">
            <text:p>Tamaño</text:p>
          </table:table-cell>
          <table:table-cell office:value-type="string" calcext:value-type="string">
            <text:p>Tiempo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24403766" calcext:value-type="float">
            <text:p>0,024403766</text:p>
          </table:table-cell>
          <table:table-cell table:number-columns-repeated="3"/>
          <table:table-cell office:value-type="float" office:value="20000" calcext:value-type="float">
            <text:p>20000</text:p>
          </table:table-cell>
          <table:table-cell office:value-type="float" office:value="0.262160826" calcext:value-type="float">
            <text:p>0,262160826</text:p>
          </table:table-cell>
          <table:table-cell/>
          <table:table-cell office:value-type="float" office:value="0.262160826" calcext:value-type="float">
            <text:p>0,26216082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86130602" calcext:value-type="float">
            <text:p>0,086130602</text:p>
          </table:table-cell>
          <table:table-cell table:number-columns-repeated="3"/>
          <table:table-cell office:value-type="float" office:value="30000" calcext:value-type="float">
            <text:p>30000</text:p>
          </table:table-cell>
          <table:table-cell office:value-type="float" office:value="0.600362351" calcext:value-type="float">
            <text:p>0,600362351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187261947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office:value-type="float" office:value="1.13544017" calcext:value-type="float">
            <text:p>1,13544017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416468538" calcext:value-type="float">
            <text:p>0,416468538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 office:value-type="float" office:value="1.780446993" calcext:value-type="float">
            <text:p>1,780446993</text:p>
          </table:table-cell>
          <table:table-cell table:number-columns-repeated="2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655138314" calcext:value-type="float">
            <text:p>0,655138314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float" office:value="2.527054509" calcext:value-type="float">
            <text:p>2,5270545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4:11:27.257168793</meta:creation-date>
    <dc:date>2019-04-21T14:52:43.880443328</dc:date>
    <meta:editing-duration>PT20M22S</meta:editing-duration>
    <meta:editing-cycles>2</meta:editing-cycles>
    <meta:generator>LibreOffice/6.0.7.3$Linux_X86_64 LibreOffice_project/00m0$Build-3</meta:generator>
    <meta:document-statistic meta:table-count="1" meta:cell-count="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8cm" svg:y="4.201cm" style:legend-expansion="high" chart:style-name="ch2"/>
        <chart:plot-area chart:style-name="ch3" table:cell-range-address="Hoja1.A1:Hoja1.B6" chart:data-source-has-labels="row" svg:x="0.291cm" svg:y="0.285cm" svg:width="12.877cm" svg:height="8.639cm">
          <chartooo:coordinate-region svg:x="1.018cm" svg:y="0.484cm" svg:width="11.68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6" chart:label-cell-address="Hoja1.B1:Hoja1.B1" chart:class="chart:scatter">
            <chart:domain table:cell-range-address="Hoja1.A2:Hoja1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Hoja1.A2:Hoja1.A6</svg:desc>
                </draw:g>
              </table:table-cell>
              <table:table-cell office:value-type="float" office:value="0.024403766">
                <text:p>0.024403766</text:p>
                <draw:g>
                  <svg:desc>Hoja1.B2:Hoja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86130602">
                <text:p>0.086130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0.416468538">
                <text:p>0.416468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0.655138314">
                <text:p>0.655138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8cm" svg:y="4.201cm" style:legend-expansion="high" chart:style-name="ch2"/>
        <chart:plot-area chart:style-name="ch3" table:cell-range-address="Hoja1.F1:Hoja1.G6" chart:data-source-has-labels="row" svg:x="0.32cm" svg:y="0.18cm" svg:width="12.878cm" svg:height="8.64cm">
          <chartooo:coordinate-region svg:x="1.047cm" svg:y="0.379cm" svg:width="11.68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G2:Hoja1.G6" chart:label-cell-address="Hoja1.G1:Hoja1.G1" chart:class="chart:scatter">
            <chart:domain table:cell-range-address="Hoja1.F2:Hoja1.F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Tiempo</text:p>
                <draw:g>
                  <svg:desc>Hoja1.G1:Hoja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">
                <text:p>20000</text:p>
                <draw:g>
                  <svg:desc>Hoja1.F2:Hoja1.F6</svg:desc>
                </draw:g>
              </table:table-cell>
              <table:table-cell office:value-type="float" office:value="0.262160826">
                <text:p>0.262160826</text:p>
                <draw:g>
                  <svg:desc>Hoja1.G2:Hoja1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600362351">
                <text:p>0.6003623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0">
                <text:p>40000</text:p>
              </table:table-cell>
              <table:table-cell office:value-type="float" office:value="1.13544017">
                <text:p>1.13544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1.780446993">
                <text:p>1.780446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">
                <text:p>60000</text:p>
              </table:table-cell>
              <table:table-cell office:value-type="float" office:value="2.527054509">
                <text:p>2.5270545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